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color="#990099" loext:opacity="100%" style:font-name="DejaVu Sans Mono" fo:font-size="6pt" officeooo:rsid="000901d4" officeooo:paragraph-rsid="000901d4" style:font-size-asian="6pt" style:font-size-complex="6pt"/>
    </style:style>
    <style:style style:name="P3" style:family="paragraph" style:parent-style-name="Text_20_body">
      <style:text-properties officeooo:paragraph-rsid="000aca47"/>
    </style:style>
    <style:style style:name="P4" style:family="paragraph" style:parent-style-name="Text_20_body">
      <style:text-properties style:text-underline-style="solid" style:text-underline-width="auto" style:text-underline-color="font-color" officeooo:paragraph-rsid="0010d407"/>
    </style:style>
    <style:style style:name="P5" style:family="paragraph" style:parent-style-name="Text_20_body">
      <style:text-properties style:font-name="DejaVu Sans Mono" fo:font-size="8pt" fo:font-weight="bold" officeooo:rsid="00110e1c" officeooo:paragraph-rsid="00110e1c" style:font-size-asian="8pt" style:font-weight-asian="bold" style:font-size-complex="8pt" style:font-weight-complex="bold"/>
    </style:style>
    <style:style style:name="P6" style:family="paragraph" style:parent-style-name="Text_20_body">
      <style:text-properties officeooo:rsid="00110e1c" officeooo:paragraph-rsid="00110e1c"/>
    </style:style>
    <style:style style:name="P7" style:family="paragraph" style:parent-style-name="Text_20_body">
      <style:text-properties style:text-underline-style="solid" style:text-underline-width="auto" style:text-underline-color="font-color" officeooo:rsid="0011c5eb" officeooo:paragraph-rsid="0011c5eb"/>
    </style:style>
    <style:style style:name="P8" style:family="paragraph" style:parent-style-name="Text_20_body">
      <style:text-properties style:font-name="DejaVu Sans Mono" fo:font-size="8pt" fo:font-weight="bold" officeooo:rsid="0011c5eb" style:font-size-asian="8pt" style:font-weight-asian="bold" style:font-size-complex="8pt" style:font-weight-complex="bold"/>
    </style:style>
    <style:style style:name="P9" style:family="paragraph" style:parent-style-name="Text_20_body">
      <style:text-properties officeooo:rsid="00151802" officeooo:paragraph-rsid="00163716"/>
    </style:style>
    <style:style style:name="P10" style:family="paragraph" style:parent-style-name="Text_20_body">
      <style:text-properties style:text-underline-style="solid" style:text-underline-width="auto" style:text-underline-color="font-color" officeooo:rsid="0012c823" officeooo:paragraph-rsid="0012c823"/>
    </style:style>
    <style:style style:name="P11" style:family="paragraph" style:parent-style-name="Text_20_body">
      <style:text-properties officeooo:rsid="0012c823" officeooo:paragraph-rsid="0014effe"/>
    </style:style>
    <style:style style:name="P12" style:family="paragraph" style:parent-style-name="Text_20_body">
      <style:text-properties style:text-underline-style="solid" style:text-underline-width="auto" style:text-underline-color="font-color" officeooo:rsid="0014effe" officeooo:paragraph-rsid="0014effe"/>
    </style:style>
    <style:style style:name="P13" style:family="paragraph" style:parent-style-name="Text_20_body">
      <style:text-properties fo:font-weight="bold" officeooo:rsid="0014effe" officeooo:paragraph-rsid="0014effe" style:font-weight-asian="bold" style:font-weight-complex="bold"/>
    </style:style>
    <style:style style:name="P14" style:family="paragraph" style:parent-style-name="Text_20_body">
      <style:text-properties officeooo:rsid="0014effe" officeooo:paragraph-rsid="0014effe"/>
    </style:style>
    <style:style style:name="P15" style:family="paragraph" style:parent-style-name="Text_20_body">
      <style:text-properties officeooo:paragraph-rsid="0014effe"/>
    </style:style>
    <style:style style:name="P16" style:family="paragraph" style:parent-style-name="Text_20_body">
      <style:text-properties officeooo:rsid="001c685e" officeooo:paragraph-rsid="001c685e"/>
    </style:style>
    <style:style style:name="P17" style:family="paragraph" style:parent-style-name="Text_20_body">
      <style:text-properties style:font-name="DejaVu Sans Mono" fo:font-size="8pt" fo:font-weight="bold" officeooo:rsid="001c685e" officeooo:paragraph-rsid="001c685e" style:font-size-asian="8pt" style:font-weight-asian="bold" style:font-size-complex="8pt" style:font-weight-complex="bold"/>
    </style:style>
    <style:style style:name="P18" style:family="paragraph" style:parent-style-name="Text_20_body">
      <style:text-properties style:font-name="DejaVu Sans Mono" fo:font-size="8pt" fo:font-weight="bold" officeooo:rsid="001cd5e8" officeooo:paragraph-rsid="001cd5e8" style:font-size-asian="8pt" style:font-weight-asian="bold" style:font-size-complex="8pt" style:font-weight-complex="bold"/>
    </style:style>
    <style:style style:name="P19" style:family="paragraph" style:parent-style-name="Text_20_body">
      <style:text-properties style:font-name="DejaVu Sans Mono" fo:font-size="8pt" fo:font-weight="bold" officeooo:rsid="0014effe" officeooo:paragraph-rsid="0014effe" style:font-size-asian="8pt" style:font-weight-asian="bold" style:font-size-complex="8pt" style:font-weight-complex="bold"/>
    </style:style>
    <style:style style:name="P20" style:family="paragraph" style:parent-style-name="Text_20_body">
      <style:text-properties officeooo:rsid="00151802" officeooo:paragraph-rsid="00151802"/>
    </style:style>
    <style:style style:name="P21" style:family="paragraph" style:parent-style-name="Text_20_body">
      <style:text-properties officeooo:rsid="0012c823" officeooo:paragraph-rsid="0019f303"/>
    </style:style>
    <style:style style:name="P22" style:family="paragraph" style:parent-style-name="Text_20_body">
      <style:text-properties style:font-name="DejaVu Sans Mono" fo:font-size="8pt" style:text-underline-style="none" fo:font-weight="bold" officeooo:rsid="0014effe" officeooo:paragraph-rsid="0019f303" style:font-size-asian="8pt" style:font-weight-asian="bold" style:font-size-complex="8pt" style:font-weight-complex="bold"/>
    </style:style>
    <style:style style:name="P23" style:family="paragraph" style:parent-style-name="Text_20_body">
      <style:text-properties style:font-name="DejaVu Sans Mono" fo:font-size="8pt" style:text-underline-style="none" fo:font-weight="bold" officeooo:rsid="0014effe" officeooo:paragraph-rsid="001a8246" style:font-size-asian="8pt" style:font-weight-asian="bold" style:font-size-complex="8pt" style:font-weight-complex="bold"/>
    </style:style>
    <style:style style:name="P24" style:family="paragraph" style:parent-style-name="Text_20_body">
      <style:text-properties officeooo:rsid="001a8246" officeooo:paragraph-rsid="001a8246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style:font-name="DejaVu Sans Mono" fo:font-size="8pt" fo:font-weight="bold" officeooo:rsid="001a8246" officeooo:paragraph-rsid="001a8246" style:font-size-asian="8pt" style:font-weight-asian="bold" style:font-size-complex="8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style:font-name="DejaVu Sans Mono" fo:font-size="8pt" fo:font-weight="bold" officeooo:rsid="00233bfe" officeooo:paragraph-rsid="00233bfe" style:font-size-asian="8pt" style:font-weight-asian="bold" style:font-size-complex="8pt" style:font-weight-complex="bold"/>
    </style:style>
    <style:style style:name="P27" style:family="paragraph" style:parent-style-name="Text_20_body">
      <style:paragraph-properties fo:margin-top="0cm" fo:margin-bottom="0.146cm" style:contextual-spacing="false"/>
      <style:text-properties style:font-name="DejaVu Sans Mono" fo:font-size="8pt" style:text-underline-style="none" fo:font-weight="bold" officeooo:rsid="001a8246" officeooo:paragraph-rsid="001a8246" style:font-size-asian="8pt" style:font-weight-asian="bold" style:font-size-complex="8pt" style:font-weight-complex="bold"/>
    </style:style>
    <style:style style:name="P28" style:family="paragraph" style:parent-style-name="Text_20_body">
      <style:paragraph-properties fo:margin-top="0cm" fo:margin-bottom="0.146cm" style:contextual-spacing="false"/>
      <style:text-properties officeooo:rsid="001a8246" officeooo:paragraph-rsid="00233bfe"/>
    </style:style>
    <style:style style:name="P29" style:family="paragraph">
      <loext:graphic-properties draw:fill="none" draw:fill-color="#ffffff"/>
      <style:text-properties style:font-name="DejaVu Sans Mono" fo:font-size="6pt" style:font-size-asian="6pt" style:font-size-complex="6pt"/>
    </style:style>
    <style:style style:name="T1" style:family="text">
      <style:text-properties officeooo:rsid="0010d407"/>
    </style:style>
    <style:style style:name="T2" style:family="text">
      <style:text-properties fo:color="#0000ff" loext:opacity="100%"/>
    </style:style>
    <style:style style:name="T3" style:family="text">
      <style:text-properties fo:color="#990099" loext:opacity="100%"/>
    </style:style>
    <style:style style:name="T4" style:family="text">
      <style:text-properties fo:color="#cc0000" loext:opacity="100%"/>
    </style:style>
    <style:style style:name="T5" style:family="text">
      <style:text-properties style:text-underline-style="solid" style:text-underline-width="auto" style:text-underline-color="font-color" officeooo:rsid="002a1c7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aca47"/>
    </style:style>
    <style:style style:name="T8" style:family="text">
      <style:text-properties officeooo:rsid="000e1c09"/>
    </style:style>
    <style:style style:name="T9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990099" loext:opacity="100%" style:font-name="DejaVu Sans Mono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DejaVu Sans Mono" fo:font-size="8pt" fo:font-weight="bold" officeooo:rsid="000aca47" style:font-size-asian="8pt" style:font-weight-asian="bold" style:font-size-complex="8pt" style:font-weight-complex="bold"/>
    </style:style>
    <style:style style:name="T12" style:family="text">
      <style:text-properties fo:color="#990099" loext:opacity="100%" style:font-name="DejaVu Sans Mono" fo:font-size="8pt" fo:font-weight="bold" officeooo:rsid="000aca47" style:font-size-asian="8pt" style:font-weight-asian="bold" style:font-size-complex="8pt" style:font-weight-complex="bold"/>
    </style:style>
    <style:style style:name="T13" style:family="text">
      <style:text-properties fo:color="#cc0000" loext:opacity="100%" officeooo:rsid="000e1c09"/>
    </style:style>
    <style:style style:name="T14" style:family="text">
      <style:text-properties fo:color="#cc0000" loext:opacity="100%" style:font-name="DejaVu Sans Mono" fo:font-size="8pt" fo:font-weight="bold" officeooo:rsid="00283ee6" style:font-size-asian="8pt" style:font-weight-asian="bold" style:font-size-complex="8pt" style:font-weight-complex="bold"/>
    </style:style>
    <style:style style:name="T15" style:family="text">
      <style:text-properties officeooo:rsid="002a1c72"/>
    </style:style>
    <style:style style:name="T16" style:family="text">
      <style:text-properties officeooo:rsid="0015baf6"/>
    </style:style>
    <style:style style:name="T17" style:family="text">
      <style:text-properties style:font-name="DejaVu Sans Mono" fo:font-size="8pt" fo:font-weight="bold" officeooo:rsid="0015baf6" style:font-size-asian="8pt" style:font-weight-asian="bold" style:font-size-complex="8pt" style:font-weight-complex="bold"/>
    </style:style>
    <style:style style:name="T18" style:family="text">
      <style:text-properties officeooo:rsid="0014effe"/>
    </style:style>
    <style:style style:name="T19" style:family="text">
      <style:text-properties style:font-name="DejaVu Sans Mono" fo:font-size="8pt" fo:font-weight="bold" officeooo:rsid="0011c5eb" style:font-size-asian="8pt" style:font-weight-asian="bold" style:font-size-complex="8pt" style:font-weight-complex="bold"/>
    </style:style>
    <style:style style:name="T20" style:family="text">
      <style:text-properties style:font-name="DejaVu Sans Mono" fo:font-size="8pt" fo:font-weight="bold" officeooo:rsid="0014effe" style:font-size-asian="8pt" style:font-weight-asian="bold" style:font-size-complex="8pt" style:font-weight-complex="bold"/>
    </style:style>
    <style:style style:name="T21" style:family="text">
      <style:text-properties style:font-name="DejaVu Sans Mono" fo:font-size="8pt" fo:font-weight="bold" officeooo:rsid="001c46aa" style:font-size-asian="8pt" style:font-weight-asian="bold" style:font-size-complex="8pt" style:font-weight-complex="bold"/>
    </style:style>
    <style:style style:name="T22" style:family="text">
      <style:text-properties style:font-name="DejaVu Sans Mono" fo:font-size="8pt" style:font-size-asian="8pt" style:font-size-complex="8pt"/>
    </style:style>
    <style:style style:name="T23" style:family="text">
      <style:text-properties fo:color="#990099" loext:opacity="100%" style:font-name="DejaVu Sans Mono" fo:font-size="8pt" officeooo:rsid="000901d4" style:font-size-asian="8pt" style:font-size-complex="8pt"/>
    </style:style>
    <style:style style:name="T24" style:family="text">
      <style:text-properties fo:color="#990099" loext:opacity="100%" style:font-name="DejaVu Sans Mono" fo:font-size="8pt" style:font-size-asian="8pt" style:font-size-complex="8pt"/>
    </style:style>
    <style:style style:name="T25" style:family="text">
      <style:text-properties style:use-window-font-color="true" loext:opacity="0%" style:font-name="DejaVu Sans Mono" fo:font-size="8pt" style:font-size-asian="8pt" style:font-size-complex="8pt"/>
    </style:style>
    <style:style style:name="T26" style:family="text">
      <style:text-properties officeooo:rsid="001c685e"/>
    </style:style>
    <style:style style:name="T27" style:family="text">
      <style:text-properties fo:color="#990099" loext:opacity="100%" officeooo:rsid="000901d4"/>
    </style:style>
    <style:style style:name="T28" style:family="text">
      <style:text-properties fo:color="#cc0000" loext:opacity="100%" officeooo:rsid="000aca47"/>
    </style:style>
    <style:style style:name="T29" style:family="text">
      <style:text-properties officeooo:rsid="001c46aa"/>
    </style:style>
    <style:style style:name="T30" style:family="text">
      <style:text-properties style:text-underline-style="solid" style:text-underline-width="auto" style:text-underline-color="font-color" officeooo:rsid="001c685e"/>
    </style:style>
    <style:style style:name="T31" style:family="text">
      <style:text-properties officeooo:rsid="0019f303"/>
    </style:style>
    <style:style style:name="T32" style:family="text">
      <style:text-properties style:font-name="DejaVu Sans Mono" fo:font-size="8pt" style:text-underline-style="none" fo:font-weight="bold" officeooo:rsid="0019f303" style:font-size-asian="8pt" style:font-weight-asian="bold" style:font-size-complex="8pt" style:font-weight-complex="bold"/>
    </style:style>
    <style:style style:name="T33" style:family="text">
      <style:text-properties officeooo:rsid="001a8246"/>
    </style:style>
    <style:style style:name="T34" style:family="text">
      <style:text-properties officeooo:rsid="0024fdea"/>
    </style:style>
    <style:style style:name="T35" style:family="text">
      <style:text-properties officeooo:rsid="00233bfe"/>
    </style:style>
    <style:style style:name="T36" style:family="text">
      <style:text-properties style:font-name="DejaVu Sans Mono" fo:font-size="8pt" style:text-underline-style="none" fo:font-weight="bold" officeooo:rsid="001c46aa" style:font-size-asian="8pt" style:font-weight-asian="bold" style:font-size-complex="8pt" style:font-weight-complex="bold"/>
    </style:style>
    <style:style style:name="T37" style:family="text">
      <style:text-properties style:font-name="DejaVu Sans Mono" fo:font-size="8pt" style:text-underline-style="none" fo:font-weight="bold" style:font-size-asian="8pt" style:font-weight-asian="bold" style:font-size-complex="8pt" style:font-weight-complex="bold"/>
    </style:style>
    <style:style style:name="T38" style:family="text">
      <style:text-properties style:font-name="DejaVu Sans Mono" fo:font-size="8pt" style:text-underline-style="none" fo:font-weight="bold" officeooo:rsid="00233bfe" style:font-size-asian="8pt" style:font-weight-asian="bold" style:font-size-complex="8pt" style:font-weight-complex="bold"/>
    </style:style>
    <style:style style:name="T39" style:family="text">
      <style:text-properties style:font-name="DejaVu Sans Mono" fo:font-size="6pt" style:font-size-asian="6pt" style:font-name-complex="DejaVu Sans Mono" style:font-size-complex="6pt"/>
    </style:style>
    <style:style style:name="T40" style:family="text">
      <style:text-properties fo:color="#0000ff" loext:opacity="100%" style:font-name="DejaVu Sans Mono" fo:font-size="6pt" style:font-size-asian="6pt" style:font-name-complex="DejaVu Sans Mono" style:font-size-complex="6pt"/>
    </style:style>
    <style:style style:name="T41" style:family="text">
      <style:text-properties fo:color="#990099" loext:opacity="100%" style:font-name="DejaVu Sans Mono" fo:font-size="6pt" style:font-size-asian="6pt" style:font-name-complex="DejaVu Sans Mono" style:font-size-complex="6pt"/>
    </style:style>
    <style:style style:name="T42" style:family="text">
      <style:text-properties fo:color="#cc0000" loext:opacity="100%" style:font-name="DejaVu Sans Mono" fo:font-size="6pt" style:font-size-asian="6pt" style:font-name-complex="DejaVu Sans Mono" style:font-size-complex="6pt"/>
    </style:style>
    <style:style style:name="gr1" style:family="graphic">
      <style:graphic-properties draw:stroke="none" svg:stroke-color="#000000" draw:fill="none" draw:fill-color="#ffffff" fo:min-height="6.175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Shape1" draw:style-name="gr1" draw:text-style-name="P29" svg:width="7.03cm" svg:height="6.176cm" svg:x="2.716cm" svg:y="3.896cm">
        <draw:text-box>
          <text:p><text:span text:style-name="T39">from pydna.</text:span><text:span text:style-name="T40">module import </text:span><text:span text:style-name="T41">function</text:span></text:p>
          <text:p><text:span text:style-name="T39">from</text:span><text:span text:style-name="T41"> </text:span><text:span text:style-name="T39">pydna.</text:span><text:span text:style-name="T40">module import </text:span><text:span text:style-name="T42">Class</text:span></text:p>
          <text:p><text:span text:style-name="T39"/></text:p>
          <text:p><text:span text:style-name="T39">pydna</text:span></text:p>
          <text:p><text:span text:style-name="T39"><text:s text:c="4"/>├── </text:span><text:span text:style-name="T40">amplify</text:span></text:p>
          <text:p><text:span text:style-name="T39"><text:s text:c="4"/>│ <text:s text:c="8"/>├── </text:span><text:span text:style-name="T42">Anneal</text:span></text:p>
          <text:p><text:span text:style-name="T39"><text:s text:c="4"/>│ <text:s text:c="8"/>└── </text:span><text:span text:style-name="T41">pcr</text:span></text:p>
          <text:p><text:span text:style-name="T39"><text:s text:c="4"/>├── </text:span><text:span text:style-name="T40">assembly</text:span></text:p>
          <text:p><text:span text:style-name="T39"><text:s text:c="4"/>│ <text:s text:c="9"/>└── </text:span><text:span text:style-name="T42">Assembly</text:span></text:p>
          <text:p><text:span text:style-name="T39"><text:s text:c="4"/>├── </text:span><text:span text:style-name="T40">design</text:span></text:p>
          <text:p><text:span text:style-name="T39"><text:s text:c="4"/>│ <text:s text:c="7"/>├── </text:span><text:span text:style-name="T41">assembly_fragments</text:span></text:p>
          <text:p><text:span text:style-name="T39"><text:s text:c="4"/>│ <text:s text:c="7"/>└── </text:span><text:span text:style-name="T41">primer_design</text:span></text:p>
          <text:p><text:span text:style-name="T39"><text:s text:c="4"/>│ <text:s text:c="2"/></text:span></text:p>
          <text:p><text:span text:style-name="T39"><text:s text:c="4"/>├── </text:span><text:span text:style-name="T40">dseqrecord</text:span></text:p>
          <text:p><text:span text:style-name="T39"><text:s text:c="4"/>│ <text:s text:c="11"/>└── </text:span><text:span text:style-name="T42">Dseqrecord</text:span></text:p>
          <text:p><text:span text:style-name="T39"><text:s text:c="4"/>├── </text:span><text:span text:style-name="T40">genbank</text:span></text:p>
          <text:p><text:span text:style-name="T39"><text:s text:c="4"/>│ <text:s text:c="8"/>├── </text:span><text:span text:style-name="T41">genbank</text:span></text:p>
          <text:p><text:span text:style-name="T39"><text:s text:c="4"/>│ <text:s text:c="8"/>└── </text:span><text:span text:style-name="T42">Genbank</text:span></text:p>
          <text:p><text:span text:style-name="T39"><text:s text:c="4"/>├── </text:span><text:span text:style-name="T40">parsers</text:span></text:p>
          <text:p><text:span text:style-name="T39"><text:s text:c="4"/>│ <text:s text:c="8"/>├── </text:span><text:span text:style-name="T41">parse</text:span></text:p>
          <text:p><text:span text:style-name="T39"><text:s text:c="4"/>│ <text:s text:c="8"/>└── </text:span><text:span text:style-name="T41">parse_primers</text:span></text:p>
          <text:p><text:span text:style-name="T39"><text:s text:c="4"/>└── </text:span><text:span text:style-name="T40">readers</text:span></text:p>
          <text:p><text:span text:style-name="T39"><text:s text:c="14"/>├── </text:span><text:span text:style-name="T41">read</text:span></text:p>
          <text:p><text:span text:style-name="T39"><text:s text:c="14"/>└── </text:span><text:span text:style-name="T41">read_primer</text:span></text:p>
        </draw:text-box>
      </draw:frame>
      <text:p text:style-name="P1">1. <text:span text:style-name="T1">I</text:span>mportant <text:span text:style-name="T2">modules</text:span>, <text:span text:style-name="T3">functions</text:span> and <text:span text:style-name="T4">Class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3"><text:span text:style-name="T5">2</text:span><text:span text:style-name="T6">. </text:span><text:span text:style-name="T7">Establish sequence(s) in pydna.</text:span></text:p>
      <text:p text:style-name="P3"><text:span text:style-name="T8">sequence is in Genbank with known acession number: <text:s/></text:span><text:span text:style-name="T9">seq = </text:span><text:span text:style-name="T10">genbank</text:span><text:span text:style-name="T9">(“L09137”)</text:span></text:p>
      <text:p text:style-name="Text_20_body"><text:span text:style-name="T8">read from local file: </text:span><text:span text:style-name="T11">seq = </text:span><text:span text:style-name="T12">read</text:span><text:span text:style-name="T11">(“myseq.gb”)</text:span></text:p>
      <text:p text:style-name="Text_20_body"><text:span text:style-name="T8">read a list of multiple sequences from local file: </text:span><text:span text:style-name="T11">seq = </text:span><text:span text:style-name="T12">parse</text:span><text:span text:style-name="T11">(“mysequences.gb”)</text:span></text:p>
      <text:p text:style-name="Text_20_body"><text:span text:style-name="T8">create a </text:span><text:span text:style-name="T13">Dseqrecord</text:span><text:span text:style-name="T8"> object directly: </text:span><text:span text:style-name="T11">seq = </text:span><text:span text:style-name="T14">Dseqrecord</text:span><text:span text:style-name="T11">(“gatc”)</text:span></text:p>
      <text:p text:style-name="P4"><text:span text:style-name="T15">3</text:span>. <text:span text:style-name="T1">Cut with restriction enzymes.</text:span></text:p>
      <text:p text:style-name="P5">From Bio.Restriction import BamHI</text:p>
      <text:p text:style-name="P5">list_of_seqs = seq.cut(BamHI)</text:p>
      <text:p text:style-name="P5">seq_bam = plasmid.linearize(BamHI)</text:p>
      <text:p text:style-name="P6">The linearize method works only on circular sequences and allow only one resulting fragment. The cut method returns a list. To cut with more enzymes, add them separated by comma.</text:p>
      <text:p text:style-name="P7"><text:span text:style-name="T15">4</text:span>. Make a circular sequence from a linear.</text:p>
      <text:p text:style-name="P8">circular_seq = linear_seq.looped()</text:p>
      <text:p text:style-name="P9"><text:span text:style-name="T16">Note that </text:span><text:span text:style-name="T17">linear_seq</text:span><text:span text:style-name="T16"> has to have compatible sticky or blunt ends.</text:span></text:p>
      <text:p text:style-name="P10"><text:span text:style-name="T15">5</text:span><text:span text:style-name="T18">. </text:span>Saving the sequence to a file:</text:p>
      <text:p text:style-name="P11"><text:span text:style-name="T19">seq.</text:span><text:span text:style-name="T20">write(“filename.ext”) <text:s text:c="3"/></text:span><text:span text:style-name="T21">(</text:span><text:span text:style-name="T18">Default format is the Genbank flat file format) <text:s/></text:span></text:p>
      <text:p text:style-name="P12"/>
      <text:p text:style-name="P12"><text:span text:style-name="T15">6</text:span>. Design primers for a sequence</text:p>
      <text:p text:style-name="P13"><text:span text:style-name="T22">amplicon = </text:span><text:span text:style-name="T23">primer_design</text:span><text:span text:style-name="T24">(</text:span><text:span text:style-name="T25">seq</text:span><text:span text:style-name="T24">)</text:span></text:p>
      <text:p text:style-name="P14">The amplicon object describes a PCR reaction. Access the primers like this:</text:p>
      <text:p text:style-name="P15"><text:span text:style-name="T20">forwardprimer = amplicon.forward_primer</text:span> OR <text:span text:style-name="T20">reverseprimer = amplicon.reverse_primer</text:span></text:p>
      <text:p text:style-name="P16"><text:soft-page-break/>Restriction sites can be added to primers like this:</text:p>
      <text:p text:style-name="P16"><text:span text:style-name="T20">forwardprimer_</text:span><text:span text:style-name="T9">with_BamHI</text:span><text:span text:style-name="T20"> </text:span><text:span text:style-name="T9">= “GGATCC” + </text:span><text:span text:style-name="T20">forwardprimer</text:span></text:p>
      <text:p text:style-name="P1"><text:span text:style-name="T15">7</text:span>. <text:span text:style-name="T26">PCR</text:span></text:p>
      <text:p text:style-name="P17">pcr_product = <text:span text:style-name="T27">pcr</text:span>(forward_primer, reverse_primer, template_sequence)</text:p>
      <text:p text:style-name="P16">The pcr function allows only one product to be formed. If you expect more use the Amplicon class</text:p>
      <text:p text:style-name="P17">ann = <text:span text:style-name="T28">Anneal</text:span>( list_of_primers, template)</text:p>
      <text:p text:style-name="Text_20_body">PCR products can be accessed using the products property:</text:p>
      <text:p text:style-name="P18">products = <text:span text:style-name="T26">ann.</text:span>products</text:p>
      <text:p text:style-name="P10"><text:span text:style-name="T15">8</text:span><text:span text:style-name="T26">. </text:span>Ligate DNA fragments</text:p>
      <text:p text:style-name="P19">seq = seq1 + seq2</text:p>
      <text:p text:style-name="P20"><text:span text:style-name="T29">The right end of seq1 and the left end of seq2 has to have compatible sticky ends. </text:span>The resulting sequence can be <text:span text:style-name="T16">circularized as shown under </text:span>5.</text:p>
      <text:p text:style-name="P21"><text:span text:style-name="T5">9</text:span><text:span text:style-name="T30">. Primer design for a</text:span><text:span text:style-name="T6">ssembly by Homologous recombination, Gibson assembly etc.</text:span></text:p>
      <text:p text:style-name="P22"><text:span text:style-name="T31">new_sequence_list = </text:span><text:span text:style-name="T27">assembly_fragments</text:span><text:span text:style-name="T31">(old_sequence_list)</text:span></text:p>
      <text:p text:style-name="Text_20_body"><text:span text:style-name="T31">The <text:s/></text:span><text:span text:style-name="T32">old_sequence_list</text:span> <text:span text:style-name="T31">is a list of Dseqrecord objects (or similar) and Amplicon objects. The </text:span><text:span text:style-name="T32">new_sequence_list</text:span> <text:span text:style-name="T31">is a list of the same fragments where primers have been given tails to allow assembly. At least every second fragment has to be an amplicon. <text:s text:c="2"/></text:span></text:p>
      <text:p text:style-name="P10"><text:span text:style-name="T31">1</text:span><text:span text:style-name="T15">0</text:span><text:span text:style-name="T31">. </text:span>Assembly by Homologous recombination, Gibson assembly etc.</text:p>
      <text:p text:style-name="P23"><text:span text:style-name="T33">asm = </text:span><text:span text:style-name="T28">Assembly</text:span><text:span text:style-name="T33">(sequence_list)</text:span></text:p>
      <text:p text:style-name="P24">The assembly object can be inspected like this:</text:p>
      <text:p text:style-name="P25">asm</text:p>
      <text:p text:style-name="P26">Assembly</text:p>
      <text:p text:style-name="P26">fragments..: 8301bp 1742bp</text:p>
      <text:p text:style-name="P26">limit(bp)..: 25</text:p>
      <text:p text:style-name="P26">G.nodes....: 4</text:p>
      <text:p text:style-name="P26">algorithm..: common_sub_strings</text:p>
      <text:p text:style-name="P26"/>
      <text:p text:style-name="P24">The report display the variables used for the assembly.</text:p>
      <text:p text:style-name="P24">The linear and circular products can be accessed in the lists <text:span text:style-name="T34">returned </text:span>below:</text:p>
      <text:p text:style-name="P27"><text:span text:style-name="T29">circular_product_list = </text:span>asm.<text:span text:style-name="T35">assemble_circular()</text:span></text:p>
      <text:p text:style-name="P28"><text:span text:style-name="T36">linear_product_list <text:s text:c="2"/>= </text:span><text:span text:style-name="T37">asm.</text:span><text:span text:style-name="T38">assemble_linear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901d4" officeooo:paragraph-rsid="000901d4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c46aa" officeooo:paragraph-rsid="001c46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dna cheat sheet</text:p>
      </style:header>
      <style:footer>
        <text:p text:style-name="MP2">Version: 2023-04-2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jörn </meta:initial-creator>
    <meta:creation-date>2017-03-17T06:02:35.945550833</meta:creation-date>
    <dc:date>2026-01-20T11:09:53.135920843</dc:date>
    <meta:editing-duration>PT7H1M36S</meta:editing-duration>
    <meta:editing-cycles>27</meta:editing-cycles>
    <meta:generator>LibreOffice/25.8.4.2$Linux_X86_64 LibreOffice_project/580$Build-2</meta:generator>
    <dc:creator>Reviewer Reviewer</dc:creator>
    <meta:document-statistic meta:table-count="0" meta:image-count="0" meta:object-count="0" meta:page-count="2" meta:paragraph-count="49" meta:word-count="370" meta:character-count="2576" meta:non-whitespace-character-count="2243"/>
  </office:meta>
</office:document-meta>
</file>